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91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79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79"/>
      <text:p text:style-name="P179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180">Dimecres <text:tab/>18/10/23</text:p>
      <text:p text:style-name="P86">Examen i solució d'examen.</text:p>
      <text:p text:style-name="P86"/>
      <text:p text:style-name="P86"/>
      <text:p text:style-name="P181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182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196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183"/>
      <text:p text:style-name="P183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184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185">D<text:span text:style-name="T21">imecres</text:span><text:tab/><text:span text:style-name="T27">01</text:span>/<text:span text:style-name="T23">11</text:span>/23</text:p>
      <text:p text:style-name="P113">Festiu Tots sants</text:p>
      <text:p text:style-name="P190"/>
      <text:p text:style-name="P190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192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193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4">Comentem 2.2.1 <text:span text:style-name="T36">Condensadors refredats per aire</text:span></text:p>
      <text:p text:style-name="P154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6">Comentem </text:p>
      <text:p text:style-name="P160">2.2.2 Condensadores multitubulares</text:p>
      <text:p text:style-name="P160">2.2.2.1 Condesnadores coaxiales a contracorriente</text:p>
      <text:p text:style-name="P160">2.2.2.2 Condensadores multitubulares horizontales</text:p>
      <text:p text:style-name="P160"/>
      <text:p text:style-name="P155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5">Comentem</text:p>
      <text:p text:style-name="P160">4 Dispositivos de espansión</text:p>
      <text:p text:style-name="P160">4.1 Tubos capilares</text:p>
      <text:p text:style-name="P160"/>
      <text:p text:style-name="P155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6">Comentem </text:p>
      <text:p text:style-name="P160">4.2 Válvulas de expansión termostática</text:p>
      <text:p text:style-name="P160"/>
      <text:p text:style-name="P160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57">Comentem <text:span text:style-name="T38">2.3 Exercicis condensadors</text:span></text:p>
      <text:p text:style-name="P163">Comentem exercici 2.3-1</text:p>
      <text:p text:style-name="P161"/>
      <text:p text:style-name="P155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194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58">Comentem </text:p>
      <text:p text:style-name="P164">Comentem exercici<text:span text:style-name="T40">s</text:span> 2.3-<text:span text:style-name="T40">2 a 4.</text:span></text:p>
      <text:p text:style-name="P164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59">Comentem</text:p>
      <text:p text:style-name="P168">3.2.2.1 Evaporador de placas</text:p>
      <text:p text:style-name="P168">3.2.2.2 Evapoardores coaxiales</text:p>
      <text:p text:style-name="P168">3.2.2.3 Evaporadores Multitubulares</text:p>
      <text:p text:style-name="P168">4.2.1 Ajuste del sobrecalentamiento</text:p>
      <text:p text:style-name="P168">Exercicis 4.2.1-1 y 2</text:p>
      <text:p text:style-name="P162"/>
      <text:p text:style-name="P164"/>
      <text:p text:style-name="P73">01, 04 i 05/12/23</text:p>
      <text:p text:style-name="P169">Període d'exàmens.</text:p>
      <text:p text:style-name="P169"/>
      <text:p text:style-name="P164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65">Comentem <text:span text:style-name="T42">apartats</text:span></text:p>
      <text:p text:style-name="P171">4.2.2 Montaje y posición del bulbo de la válvula termostática.</text:p>
      <text:p text:style-name="P171">4.2.3 Válvula termostática con igualación externa de presión.</text:p>
      <text:p text:style-name="P171">4.2.4 Válvula termostática con limitación de presión (MOP).</text:p>
      <text:p text:style-name="P171">4.2.5 Selección de la válvula termostática.</text:p>
      <text:p text:style-name="P171"/>
      <text:p text:style-name="P171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66">Comentem <text:span text:style-name="T42">apartats</text:span></text:p>
      <text:p text:style-name="P172">4.2.<text:span text:style-name="T43">5</text:span> <text:span text:style-name="T43">Selección</text:span> de la válvula termostática.</text:p>
      <text:p text:style-name="P174">Ejemplo 4.2.5-1</text:p>
      <text:p text:style-name="P172"/>
      <text:p text:style-name="P165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75">Repassem apartat <text:span text:style-name="T42">4.2.5 Selección de la válvula termostática.</text:span></text:p>
      <text:p text:style-name="P167">Comen<text:span text:style-name="T44">cem exercicis 5.</text:span></text:p>
      <text:p text:style-name="P175">Comentem exercicis 5.1 i 2.</text:p>
      <text:p text:style-name="P173"/>
      <text:p text:style-name="P170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76">Comentem exercicis 5.<text:span text:style-name="T45">3</text:span> <text:span text:style-name="T45">a</text:span> <text:span text:style-name="T45">7</text:span>.</text:p>
      <text:p text:style-name="P68"/>
      <text:p text:style-name="P195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78">Preparem examen recuperació electricitat.</text:p>
      <text:p text:style-name="P178"/>
      <text:p text:style-name="P178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77">Comentem exercicis 5.<text:span text:style-name="T46">8</text:span> <text:span text:style-name="T45">a</text:span> <text:span text:style-name="T46">13</text:span>.</text:p>
      <text:p text:style-name="P186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87"/>
      <text:p text:style-name="P188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189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97">Comecem amb l'apartat 6, comentem vàlvules.</text:p>
      <text:p text:style-name="P197"/>
      <text:p text:style-name="P200">D<text:span text:style-name="T21">ijous</text:span><text:tab/><text:tab/><text:span text:style-name="T49">11</text:span>/<text:span text:style-name="T47">01</text:span>/2<text:span text:style-name="T47">4</text:span></text:p>
      <text:p text:style-name="P199"><text:a xlink:type="simple" xlink:href="https://paulinoposada.github.io/web_fred/apunts/unitat_2/fred_apunts_ud2_2_gs.pdf">Unitat 2.2</text:a><text:span text:style-name="T37"> </text:span></text:p>
      <text:p text:style-name="P198"><text:span text:style-name="T50">A</text:span>partat 6, comentem <text:span text:style-name="T50">fins reguladors de presió de condensació KV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1T18:02:08.215265253</dc:date>
    <meta:editing-duration>PT45M4S</meta:editing-duration>
    <meta:editing-cycles>68</meta:editing-cycles>
    <meta:document-statistic meta:table-count="0" meta:image-count="0" meta:object-count="2" meta:page-count="8" meta:paragraph-count="270" meta:word-count="1096" meta:character-count="7616" meta:non-whitespace-character-count="673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